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MRoman10-Regular" svg:font-family="LMRoman10-Regular"/>
    <style:font-face style:name="LMRoman12-Bold" svg:font-family="LMRoman12-Bol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text-autospace="none"/>
      <style:text-properties style:font-name="Arial" fo:font-size="14pt" style:text-underline-style="solid" style:text-underline-width="auto" style:text-underline-color="font-color" fo:font-weight="normal" style:font-name-asian="LMRoman10-Regular" style:font-size-asian="14pt" style:font-weight-asian="normal" style:font-name-complex="LMRoman10-Regular" style:font-size-complex="14pt" style:font-weight-complex="normal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Arial" fo:font-size="11pt" fo:font-weight="normal" style:font-name-asian="LMRoman10-Regular" style:font-size-asian="11pt" style:font-weight-asian="normal" style:font-name-complex="LMRoman10-Regular" style:font-size-complex="11pt" style:font-weight-complex="normal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Arial" fo:font-size="11pt" fo:font-weight="normal" style:font-name-asian="LMRoman10-Regular" style:font-size-asian="11pt" style:font-weight-asian="normal" style:font-name-complex="LMRoman10-Regular" style:font-size-complex="11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LMRoman10-Regular" style:font-size-asian="11pt" style:font-weight-asian="normal" style:font-name-complex="LMRoman10-Regular" style:font-size-complex="11pt" style:font-weight-complex="normal"/>
    </style:style>
    <style:style style:name="P5" style:family="paragraph" style:parent-style-name="Standard" style:list-style-name="L2">
      <style:paragraph-properties fo:text-align="start" style:justify-single-word="false" style:text-autospace="none"/>
      <style:text-properties style:font-name="Arial" fo:font-size="11pt" fo:font-weight="normal" style:font-name-asian="LMRoman10-Regular" style:font-size-asian="11pt" style:font-weight-asian="normal" style:font-name-complex="LMRoman10-Regular" style:font-size-complex="11pt" style:font-weight-complex="normal"/>
    </style:style>
    <style:style style:name="P6" style:family="paragraph" style:parent-style-name="Standard" style:list-style-name="L3">
      <style:paragraph-properties fo:text-align="start" style:justify-single-word="false" style:text-autospace="none"/>
      <style:text-properties style:font-name="Arial" fo:font-size="11pt" fo:font-weight="normal" style:font-name-asian="LMRoman10-Regular" style:font-size-asian="11pt" style:font-weight-asian="normal" style:font-name-complex="LMRoman10-Regular" style:font-size-complex="11pt" style:font-weight-complex="normal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" fo:font-size="11pt" fo:font-weight="normal" style:font-name-asian="LMRoman10-Regular" style:font-size-asian="11pt" style:font-weight-asian="normal" style:font-name-complex="LMRoman10-Regular" style:font-size-complex="11pt" style:font-weight-complex="normal"/>
    </style:style>
    <style:style style:name="P8" style:family="paragraph" style:parent-style-name="Standard" style:list-style-name="">
      <style:paragraph-properties style:text-autospace="none"/>
      <style:text-properties style:font-name="Arial" fo:font-size="11pt" fo:font-weight="normal" style:font-name-asian="LMRoman10-Regular" style:font-size-asian="11pt" style:font-weight-asian="normal" style:font-name-complex="LMRoman10-Regular" style:font-size-complex="11pt" style:font-weight-complex="normal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Arial" fo:font-size="12pt" fo:font-weight="normal" style:font-name-asian="LMRoman12-Bold" style:font-size-asian="12pt" style:font-weight-asian="normal" style:font-name-complex="LMRoman12-Bold" style:font-size-complex="12pt" style:font-weight-complex="normal"/>
    </style:style>
    <style:style style:name="P10" style:family="paragraph" style:parent-style-name="Standard"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">
      <style:paragraph-properties style:text-autospace="none"/>
      <style:text-properties style:font-name="Arial" fo:font-weight="normal" style:font-weight-asian="normal" style:font-weight-complex="normal"/>
    </style:style>
    <style:style style:name="T1" style:family="text">
      <style:text-properties style:font-name="LMRoman10-Regular" fo:font-size="11pt" style:font-name-asian="LMRoman10-Regular" style:font-size-asian="11pt" style:font-name-complex="LMRoman10-Regular" style:font-size-complex="11pt"/>
    </style:style>
    <style:style style:name="T2" style:family="text">
      <style:text-properties fo:font-size="11pt" style:font-name-asian="LMRoman10-Regular" style:font-size-asian="11pt" style:font-name-complex="LMRoman10-Regular" style:font-size-complex="11pt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upuy-Roudel Hugo</text:p>
      <text:p text:style-name="P10">Lebert Jasmine</text:p>
      <text:p text:style-name="P10"/>
      <text:p text:style-name="P1">Introduction à l’intelligence artificielle</text:p>
      <text:p text:style-name="P2"/>
      <text:list xml:id="list4037567651929127724" text:style-name="L1">
        <text:list-item>
          <text:p text:style-name="P3">Fonctionnement de l'application</text:p>
        </text:list-item>
      </text:list>
      <text:p text:style-name="P4"/>
      <text:p text:style-name="P4"><text:tab/>Pour lancer l'application il faut executer le 'main' situé dans la classe MainClass du package devoir_AI. </text:p>
      <text:p text:style-name="P4"/>
      <text:p text:style-name="P4">Au lancement, le programme demande à l'utiisateur de :</text:p>
      <text:list xml:id="list4044995596923461316" text:style-name="L2">
        <text:list-item>
          <text:list>
            <text:list-item>
              <text:p text:style-name="P5">Saisir <text:s/>les dimensions du plateau de jeu. (avec la forme ligne colonne)</text:p>
            </text:list-item>
            <text:list-item>
              <text:p text:style-name="P5">Saisir les joueurs et leurs positions initiales ( x, y, Direction) : 2 joueurs sont obligatoires, une fois saisis on peut en rajouter en appuyant sur la touche 'p' ou bien lancer le jeu en appuyant sur la touche 's'</text:p>
            </text:list-item>
          </text:list>
        </text:list-item>
      </text:list>
      <text:p text:style-name="P4"/>
      <text:list xml:id="list9067807138463839256" text:style-name="L3">
        <text:list-item>
          <text:p text:style-name="P6">Experimentation</text:p>
          <text:p text:style-name="P6"/>
        </text:list-item>
      </text:list>
      <text:p text:style-name="P4"><text:tab/>1. une courbe représentant le nombre de noeuds parcourus pour le premier joueur en</text:p>
      <text:p text:style-name="P7">fonction de la profondeur de recherche</text:p>
      <text:p text:style-name="P7"/>
      <text:p text:style-name="P7"><text:tab/>2. une carte de chaleur représentant en abscisse le nombre d’adversaires et en ordonnée</text:p>
      <text:p text:style-name="P7">leur profondeur de recherche. Pour chaque point, la couleur doit représenter la profondeur</text:p>
      <text:p text:style-name="P8">minimale nécessaire au premier joueur pour gagner.</text:p>
      <text:p text:style-name="P9"/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MRoman10-Regular" svg:font-family="LMRoman10-Regular"/>
    <style:font-face style:name="LMRoman12-Bold" svg:font-family="LMRoman12-Bol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20:23:48.33</meta:creation-date>
    <dc:date>2015-11-15T21:53:44.71</dc:date>
    <meta:editing-duration>PT58M33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14" meta:word-count="147" meta:character-count="922"/>
  </office:meta>
</office:document-meta>
</file>